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0d9885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paragraph-rsid="000e37b3"/>
    </style:style>
    <style:style style:name="P6" style:family="paragraph" style:parent-style-name="Standard">
      <style:paragraph-properties fo:text-align="justify" style:justify-single-word="false"/>
      <style:text-properties officeooo:paragraph-rsid="000c4d51"/>
    </style:style>
    <style:style style:name="P7" style:family="paragraph" style:parent-style-name="Text_20_body">
      <style:text-properties officeooo:rsid="000d9885" officeooo:paragraph-rsid="000d9885"/>
    </style:style>
    <style:style style:name="P8" style:family="paragraph" style:parent-style-name="Text_20_body">
      <style:text-properties officeooo:rsid="000e37b3" officeooo:paragraph-rsid="000e37b3"/>
    </style:style>
    <style:style style:name="P9" style:family="paragraph" style:parent-style-name="Text_20_body">
      <style:text-properties fo:color="#000000" style:text-line-through-style="none" style:font-name="Times New Roman" fo:font-size="12pt" style:text-underline-style="none" officeooo:rsid="000e37b3" officeooo:paragraph-rsid="000e37b3" style:font-name-asian="Times New Roman1" style:font-size-asian="12pt" style:font-name-complex="Times New Roman1" style:font-size-complex="12pt"/>
    </style:style>
    <style:style style:name="P10" style:family="paragraph" style:parent-style-name="Text_20_body">
      <style:text-properties fo:color="#000000" style:text-line-through-style="none" style:font-name="Times New Roman" fo:font-size="12pt" style:text-underline-style="none" officeooo:rsid="000eca88" officeooo:paragraph-rsid="000eca88" style:font-name-asian="Times New Roman1" style:font-size-asian="12pt" style:font-name-complex="Times New Roman1" style:font-size-complex="12pt"/>
    </style:style>
    <style:style style:name="T1" style:family="text">
      <style:text-properties officeooo:rsid="000d9885"/>
    </style:style>
    <style:style style:name="T2" style:family="text">
      <style:text-properties officeooo:rsid="000e37b3"/>
    </style:style>
    <style:style style:name="T3" style:family="text">
      <style:text-properties fo:color="#000000" style:font-name="Times New Roman1" fo:font-size="11.5pt" officeooo:rsid="000e37b3" style:font-name-asian="Times New Roman1" style:font-size-asian="11.5pt" style:font-name-complex="Times New Roman1" style:font-size-complex="11.5pt"/>
    </style:style>
    <style:style style:name="T4" style:family="text"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5" style:family="text">
      <style:text-properties fo:color="#000000" style:text-line-through-style="none" style:font-name="Times New Roman" fo:font-size="12pt" style:text-underline-style="none" officeooo:rsid="000e37b3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line-through-style="none" style:font-name="Times New Roman" fo:font-size="12pt" style:text-underline-style="none" officeooo:rsid="000eca88" style:font-name-asian="Times New Roman1" style:font-size-asian="12pt" style:font-name-complex="Times New Roman1" style:font-size-complex="12pt"/>
    </style:style>
    <style:style style:name="T7" style:family="text">
      <style:text-properties fo:color="#000000" style:text-line-through-style="none" style:font-name="Times New Roman" fo:font-size="12pt" style:text-underline-style="none" officeooo:rsid="0011a4f7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officeooo:rsid="000e37b3" style:font-name-asian="Times New Roman1" style:font-size-asian="12pt" style:font-name-complex="Times New Roman1" style:font-size-complex="12pt"/>
    </style:style>
    <style:style style:name="T9" style:family="text">
      <style:text-properties officeooo:rsid="0011a4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7">Richiesta iscrizione personale e studenti atene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7">Vanessa (professoressa)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 <text:span text:style-name="T1">Vanessa, professoressa presso l'università degli studi di Salerno, decide di usufruire del servizio asilo nido.</text:span></text:p>
            <text:p text:style-name="P2">2 <text:span text:style-name="T1">Vanessa accende il computer.</text:span></text:p>
            <text:p text:style-name="P3">3 <text:span text:style-name="T1">Si collega al sito per presentare la domanda.</text:span></text:p>
            <text:p text:style-name="P3">4 <text:span text:style-name="T1">Si apre il collegamento e il sito mostra la propria home</text:span><text:span text:style-name="T9">-</text:span><text:span text:style-name="T1">page.</text:span></text:p>
            <text:p text:style-name="P7">5 Vanessa cerca il modulo: “Modulo domanda personale e studenti dell'ateneo”.</text:p>
            <text:p text:style-name="P7">6 Trovato Vanessa clicca sul nome e attende che si carichi il documento.</text:p>
            <text:p text:style-name="P7">7 Caricato il documento, Vanessa inizia a compilare iniziando dallo specificare se è: madre, padre, tutore o affidatario.</text:p>
            <text:p text:style-name="P7">8 Continua riempiendo i campi riservati ai suoi dati anagrafici, residenza e domicilio.</text:p>
            <text:p text:style-name="P7">9 Successivamente deve dichiarare, barrando la casella che gli interessa, il suo ruolo all'interno dell'università.</text:p>
            <text:p text:style-name="P3"><text:span text:style-name="T1">10 <text:s/></text:span><text:span text:style-name="T2">Continuando inizia la parte riguardante il proprio bambino/bambina.</text:span></text:p>
            <text:p text:style-name="P8">11 Compila i dati <text:span text:style-name="T9">anagrafici</text:span> del bambino.</text:p>
            <text:p text:style-name="P5"><text:span text:style-name="T2">12 Finiti i dati anagrafici deve scegliere la fascia utenza tra le quattro scelte disponibili:</text:span><text:span text:style-name="T3"> </text:span><text:span text:style-name="T8">full time dalle ore 8,30 alle ore 16,30 comprensiva dei pasti, </text:span><text:span text:style-name="T4">part-time mattutina dalle ore 8,30 alle ore 13,30 comprensiva dei pasti, <text:s/>part-time mattutina dalle ore 8,30 alle ore 12,00 senza somministrazione del pasto </text:span><text:span text:style-name="T5">e </text:span><text:span text:style-name="T4">part-time pomeridiana dalle ore 13,30 alle ore 16,30 senza somministrazione del pasto. </text:span></text:p>
            <text:p text:style-name="P9">13 Compila i dati del genitore non richiedente barrando su “padre” o “madre” e continua compilando i dati anagrafici.</text:p>
            <text:p text:style-name="P5"><text:span text:style-name="T5">14 Sc</text:span><text:span text:style-name="T7">orrendo il documento</text:span><text:span text:style-name="T5"> </text:span><text:span text:style-name="T6">Vanessa deve indicare se ci sono particolari situazioni </text:span><text:span text:style-name="T7">in famiglia</text:span><text:span text:style-name="T6">: sanitari </text:span><text:span text:style-name="T7">e</text:span><text:span text:style-name="T6"> sociali </text:span><text:span text:style-name="T7">come d</text:span><text:span text:style-name="T6">ivorzio, bambino diversamente abile, invalidità genitore.</text:span></text:p>
            <text:p text:style-name="P10">15 Infine deve compilare la sua situazione reddituale.</text:p>
            <text:p text:style-name="P10">16 Vanessa controlla di aver inserito tutti i dati e rilegge il tutto.</text:p>
            <text:p text:style-name="P10">17 Assicuratasi di aver fatto tutto bene Vanessa clicca sul pulsante: “Invia modulo di iscrizione”.</text:p>
            <text:p text:style-name="P10">18 Il sito le mostra la frase: “modulo inviato con successo. Le sarà spedita una mail per la conferma dell'avvenuta consegna”.</text:p>
            <text:p text:style-name="P10">19 Vanessa esce dal sistema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31:57.74</meta:creation-date>
    <meta:editing-duration>PT4S</meta:editing-duration>
    <meta:editing-cycles>3</meta:editing-cycles>
    <meta:generator>LibreOffice/3.6$Windows_x86 LibreOffice_project/da8c1e6-fd468f4-454e206-f42a4a9-143cfd</meta:generator>
    <dc:date>2012-10-16T19:30:23.93</dc:date>
    <meta:document-statistic meta:table-count="1" meta:image-count="0" meta:object-count="0" meta:page-count="1" meta:paragraph-count="24" meta:word-count="312" meta:character-count="2051" meta:non-whitespace-character-count="1759"/>
  </office:meta>
</office:document-meta>
</file>